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11"/>
    <style:style style:name="P8" style:family="paragraph" style:parent-style-name="Text_20_body" style:list-style-name="L12"/>
    <style:style style:name="P9" style:family="paragraph" style:parent-style-name="Text_20_body" style:list-style-name="L13"/>
    <style:style style:name="P10" style:family="paragraph" style:parent-style-name="Text_20_body" style:list-style-name="L14"/>
    <style:style style:name="P11" style:family="paragraph" style:parent-style-name="Text_20_body" style:list-style-name="L1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Interfața login:</text:span></text:p>
      <text:list xml:id="list6974045348034878529" text:style-name="L5">
        <text:list-item>
          <text:p text:style-name="P6">Logare cu user și parolă corecte</text:p>
        </text:list-item>
        <text:list-item>
          <text:p text:style-name="P6">Logare cu user valid și parolă incorectă</text:p>
        </text:list-item>
        <text:list-item>
          <text:p text:style-name="P6">Logare cu user gol și parolă corectă</text:p>
        </text:list-item>
        <text:list-item>
          <text:p text:style-name="P6">Logare cu user corect și parolă goală</text:p>
        </text:list-item>
        <text:list-item>
          <text:p text:style-name="P6">Delogare și revenire la interfața de login</text:p>
        </text:list-item>
      </text:list>
      <text:p text:style-name="Text_20_body"><text:span text:style-name="Strong_20_Emphasis">Pagina principală:</text:span></text:p>
      <text:list xml:id="list8550404123063374599" text:style-name="L11">
        <text:list-item>
          <text:p text:style-name="P7">Filtrare după nume crescător</text:p>
        </text:list-item>
        <text:list-item>
          <text:p text:style-name="P7">Filtrare după nume descrescător</text:p>
        </text:list-item>
        <text:list-item>
          <text:p text:style-name="P7">Filtrare după preț crescător</text:p>
        </text:list-item>
        <text:list-item>
          <text:p text:style-name="P7">Filtrare după preț descrescător</text:p>
        </text:list-item>
        <text:list-item>
          <text:p text:style-name="P7">Adăugare produs în coș</text:p>
        </text:list-item>
      </text:list>
      <text:p text:style-name="Text_20_body"><text:span text:style-name="Strong_20_Emphasis">Pagina individuală a produsului:</text:span></text:p>
      <text:list xml:id="list3515018355875454184" text:style-name="L12">
        <text:list-item>
          <text:p text:style-name="P8">Navigare către pagina produsului prin click pe nume</text:p>
        </text:list-item>
        <text:list-item>
          <text:p text:style-name="P8">Navigare către pagina produsului prin click pe poză</text:p>
        </text:list-item>
        <text:list-item>
          <text:p text:style-name="P8">Afișare denumire produs</text:p>
        </text:list-item>
        <text:list-item>
          <text:p text:style-name="P8">Afișare imagine produs</text:p>
        </text:list-item>
        <text:list-item>
          <text:p text:style-name="P8">Afișare descriere produs</text:p>
        </text:list-item>
        <text:list-item>
          <text:p text:style-name="P8">Afișare preț produs</text:p>
        </text:list-item>
        <text:list-item>
          <text:p text:style-name="P8">Adăugare produs în coș din pagina individuală</text:p>
        </text:list-item>
        <text:list-item>
          <text:p text:style-name="P8">Eliminare produs din coș din pagina individuală</text:p>
        </text:list-item>
        <text:list-item>
          <text:p text:style-name="P8">Navigare înapoi către pagina principală</text:p>
        </text:list-item>
      </text:list>
      <text:p text:style-name="Text_20_body"><text:span text:style-name="Strong_20_Emphasis">Coșul de cumpărături:</text:span></text:p>
      <text:list xml:id="list4785231854898196711" text:style-name="L13">
        <text:list-item>
          <text:p text:style-name="P9">Navigare înapoi la pagina cu produse</text:p>
        </text:list-item>
        <text:list-item>
          <text:p text:style-name="P9">Eliminare produs din coș</text:p>
        </text:list-item>
        <text:list-item>
          <text:p text:style-name="P9">Continuare cumpărături din coș</text:p>
        </text:list-item>
        <text:list-item>
          <text:p text:style-name="P9">Inițiere proces de checkout</text:p>
        </text:list-item>
      </text:list>
      <text:p text:style-name="Text_20_body"><text:span text:style-name="Strong_20_Emphasis">Pagina de checkout:</text:span></text:p>
      <text:list xml:id="list9166822670121925636" text:style-name="L14">
        <text:list-item>
          <text:p text:style-name="P10">Anulare proces de checkout</text:p>
        </text:list-item>
        <text:list-item>
          <text:p text:style-name="P10">Click pe butonul „Continue” cu toate câmpurile necompletate</text:p>
        </text:list-item>
        <text:list-item>
          <text:p text:style-name="P10">Click pe butonul „Continue” fără completarea câmpului „Last Name”</text:p>
        </text:list-item>
        <text:list-item>
          <text:p text:style-name="P10">Click pe butonul „Continue” fără completarea câmpului „First Name”</text:p>
        </text:list-item>
        <text:list-item>
          <text:p text:style-name="P10">Click pe butonul „Continue” fără completarea câmpului „Postal Code”</text:p>
        </text:list-item>
        <text:list-item>
          <text:p text:style-name="P10">Click pe butonul „Continue” cu toate câmpurile completate corect</text:p>
        </text:list-item>
      </text:list>
      <text:p text:style-name="Text_20_body"><text:span text:style-name="Strong_20_Emphasis">Checkout – Overview:</text:span></text:p>
      <text:list xml:id="list8860372577110894630" text:style-name="L15">
        <text:list-item>
          <text:p text:style-name="P11">Navigare către pagina individuală a produsului prin click pe produs</text:p>
        </text:list-item>
        <text:list-item>
          <text:p text:style-name="P11">Anulare comandă prin butonul „Cancel”</text:p>
        </text:list-item>
        <text:list-item>
          <text:p text:style-name="P11"><text:soft-page-break/>Finalizare comandă prin click pe „Finish”</text:p>
        </text:list-item>
        <text:list-item>
          <text:p text:style-name="P11">Verificare afișare date personale introduse (nume, prenume, cod poștal)</text:p>
        </text:list-item>
        <text:list-item>
          <text:p text:style-name="P11">Verificare afișare mesaj de confirmare a comenzii după click pe „Finish”</text:p>
        </text:list-item>
        <text:list-item>
          <text:p text:style-name="P11">Testare funcționalitate buton „Back Home” care redirecționează către pagina principală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7S</meta:editing-duration>
    <meta:editing-cycles>4</meta:editing-cycles>
    <meta:generator>OpenOffice/4.1.15$Win32 OpenOffice.org_project/4115m2$Build-9813</meta:generator>
    <dc:date>2025-05-18T17:06:25.77</dc:date>
    <dc:creator>Alexandra Felecan</dc:creator>
    <meta:document-statistic meta:table-count="0" meta:image-count="0" meta:object-count="0" meta:page-count="2" meta:paragraph-count="41" meta:word-count="270" meta:character-count="1708"/>
    <meta:user-defined meta:name="Info 1"/>
    <meta:user-defined meta:name="Info 2"/>
    <meta:user-defined meta:name="Info 3"/>
    <meta:user-defined meta:name="Info 4"/>
  </office:meta>
</office:document-meta>
</file>